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text-properties fo:font-weight="bold" style:font-weight-asian="bold" style:font-weight-complex="bold"/>
    </style:style>
    <style:style style:name="P12" style:parent-style-name="Normaali" style:family="paragraph">
      <style:paragraph-properties fo:margin-top="0in" fo:margin-bottom="0in"/>
      <style:text-properties fo:font-weight="bold" style:font-weight-asian="bold" style:font-weight-complex="bold"/>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lenko bi?</text:p>
      <text:p text:style-name="P5"/>
      <text:p text:style-name="P6">27 touko 2015</text:p>
      <text:p text:style-name="P7"/>
      <text:p text:style-name="P8">Olen muutaman kerran humalan puolella, miettinyt että miehet ottavan minut, mutta nyt, kun miehet ovat ottaneet<text:s/>minut... niin mietin onko moinen kuinka yleistä?</text:p>
      <text:p text:style-name="P9"/>
      <text:p text:style-name="P10">[Nimimerkki poistettu]</text:p>
      <text:p text:style-name="P11"/>
      <text:p text:style-name="P12"/>
      <text:p text:style-name="P13">Vastaus</text:p>
      <text:p text:style-name="P14"/>
      <text:p text:style-name="P15">Hei</text:p>
      <text:p text:style-name="P16"><text:line-break/>Viestistäsi käy ilmi että olet humalan puolella miettinyt että miehet ottavat sinut. Ilmeisesti sinulla on nyt myös ollut seksiä miehen kanssa ja mietit että miten yleistä tällainen on. Pohdit samalla omaa seksuaali-identiteettiäsi.<text:s/><text:line-break/><text:line-break/>Nykyisin seksuaalisuuden tutkijat ovat todenneet että melko suurella osalla ihmisistä on ns. biseksuaalinen potentiaali. Tämä tarkoittaa sitä että heteroseksuaalina itseään pitävä ei pidä mahdottomana ajatusta seksistä samaa sukupuolta olevan kanssa suotuisissa olosuhteissa ja että homoseksuaali ei pidä mahdottomana ajatusta seksistä vastakkaista sukupuolta olevan kanssa suotuisissa olosuhteissa. Monilla heistä voi olla myös tähän liittyviä fantasioita ja käyttäytymistäkin. Siinä on varmasti yksilöllisiä eroja milloin ihminen päättää nimetä itseään biseksuaaliksi. Valitettavasti biseksuaalisuus on jäänyt identiteettinä hetero- ja homoseksuaalisuuden varjoon ja sen myötä biseksuaalisuus ilmiönä jää helposti vaille riittävää huomiota.<text:line-break/><text:line-break/>Biseksuaalisuutta on hyvin monenlaista, niin kuin hetero- ja homoseksuaalisuuttakin. Se miten seksuaalisuus liittyy läheisyyden kaipuuseen, romantiikkaan, seksiin, jännitykseen, oman sukupuolen kokemiseen jne. vaihtelee ihmisestä ihmiseen ja saman ihmisen eri ihmissuhteissa ja elämänvaiheissa. Seksi yhden ihmisen seurassa voi tuntua hyvin erilaiselta kuin jonkun toisen seurassa ja palvella eri tarpeitakin. Moni ihminen kokee tarkat luokittelut hetero/bi/homo turhan lokeroivina ja haluaa olla avoin ihastumaan myös seksuaalisesti häntä miellyttävään ihmiseen riippumatta tämän sukupuolesta. Toisaalta ymmärrän että mietit identiteettiäsi. Onhan edelleen vallalla melko laajasti hetero-olettamus ja heteronormi, jonka mukaan luonnollista on vain heteroseksuaalinen kiinnostus. Sen vuoksi siitä poikkeava oma kiinnostus voi tuntua aluksi hämmentävältä. Ehkäpä tulevaisuudessa ihmiset voivat avoimemmin, ilman pelkoa ja häpeän tunteita, ilmaista biseksuaalista potentiaaliaan! Sen ei tarvitse merkitä seksiin ryhtymistä vaan pikemminkin tunteittensa ja tarpeittensa tunnistamista ja ilmaisemis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27:00Z</meta:creation-date>
    <dc:date>2023-01-19T14:27:00Z</dc:date>
    <meta:template xlink:href="Normal.dotm" xlink:type="simple"/>
    <meta:editing-cycles>1</meta:editing-cycles>
    <meta:editing-duration>PT0S</meta:editing-duration>
    <meta:document-statistic meta:page-count="1" meta:paragraph-count="5" meta:word-count="292" meta:character-count="2655" meta:row-count="19" meta:non-whitespace-character-count="2368"/>
  </office:meta>
</office:document-meta>
</file>